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in" fo:margin-bottom="0.1965in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te a training data set with only the rules</text:p>
      <text:h text:style-name="Heading_20_6" text:outline-level="6">ChatGPT said:</text:h>
      <text:p text:style-name="Text_20_body">Got it ? — if you want to fine-tune <text:span text:style-name="Strong_20_Emphasis">only on the rules document itself</text:span> (instead of transcripts + labels), then the trick is to turn your <text:span text:style-name="Strong_20_Emphasis">rules</text:span> into a synthetic dataset that “teaches” the model how to behave.</text:p>
      <text:p text:style-name="Text_20_body">This is a form of <text:span text:style-name="Strong_20_Emphasis">domain-adaptive pretraining (DAPT)</text:span>, but instead of generic infra text, you’re feeding only your <text:span text:style-name="Strong_20_Emphasis">audit rules</text:span> over and over in many forms. That way, the model “absorbs” the rules into its weights.</text:p>
      <text:p text:style-name="Horizontal_20_Line"/>
      <text:h text:style-name="Heading_20_2" text:outline-level="2">? 1. Example Rules Document</text:h>
      <text:p text:style-name="P2"><text:span text:style-name="Source_20_Text">R1: Agent must greet the user at the start.</text:span></text:p>
      <text:p text:style-name="P2"><text:span text:style-name="Source_20_Text">R2: Agent must confirm the problem description before suggesting fixes.</text:span></text:p>
      <text:p text:style-name="P2"><text:span text:style-name="Source_20_Text">R3: Agent must not share sensitive information (like passwords).</text:span></text:p>
      <text:p text:style-name="P3"><text:span text:style-name="Source_20_Text">R4: Agent must provide either a resolution or escalate the issue.</text:span></text:p>
      <text:p text:style-name="Horizontal_20_Line"/>
      <text:h text:style-name="Heading_20_2" text:outline-level="2">? 2. Turn Rules into Training Samples</text:h>
      <text:p text:style-name="Text_20_body">We can prepare the dataset in <text:span text:style-name="Strong_20_Emphasis">text-only format</text:span> (unsupervised), so the model simply learns the content of rules. Later, you fine-tune a classifier (Pass/Fail) or do supervised fine-tuning with examples.</text:p>
      <text:h text:style-name="Heading_20_3" text:outline-level="3">JSONL format for pretraining (<text:span text:style-name="Source_20_Text">rules_pretrain.jsonl</text:span>):</text:h>
      <text:p text:style-name="P2"><text:span text:style-name="Source_20_Text">{"text": "Audit Rule R1: The agent must greet the user at the start of the chat."}</text:span></text:p>
      <text:p text:style-name="P2"><text:span text:style-name="Source_20_Text">{"text": "Audit Rule R2: The agent must confirm the problem description before suggesting any fix."}</text:span></text:p>
      <text:p text:style-name="P2"><text:span text:style-name="Source_20_Text">{"text": "Audit Rule R3: The agent must never share sensitive information such as passwords."}</text:span></text:p>
      <text:p text:style-name="P3"><text:span text:style-name="Source_20_Text">{"text": "Audit Rule R4: The agent must provide either a resolution or escalate the issue to the right team."}</text:span></text:p>
      <text:p text:style-name="Text_20_body">You can also expand this with <text:span text:style-name="Strong_20_Emphasis">paraphrased versions</text:span> of the same rule (to give the model robustness):</text:p>
      <text:p text:style-name="P2"><text:span text:style-name="Source_20_Text">{"text": "Agents are required to start every conversation with a greeting."}</text:span></text:p>
      <text:p text:style-name="P2"><text:span text:style-name="Source_20_Text">{"text": "Before offering a solution, the agent should restate the user’s problem to confirm understanding."}</text:span></text:p>
      <text:p text:style-name="P2"><text:span text:style-name="Source_20_Text">{"text": "Passwords or other sensitive details should never be disclosed."}</text:span></text:p>
      <text:p text:style-name="P3"><text:span text:style-name="Source_20_Text">{"text": "Every issue must end with either a clear resolution or an escalation path."}</text:span></text:p>
      <text:p text:style-name="Horizontal_20_Line"/>
      <text:h text:style-name="Heading_20_2" text:outline-level="2">? 3. Code to Load and Pretrain</text:h>
      <text:p text:style-name="Text_20_body">We’ll do <text:span text:style-name="Strong_20_Emphasis">MLM (Masked Language Modeling)</text:span> pretraining, because this is how models absorb domain knowledge from plain text.</text:p>
      <text:p text:style-name="P2"><text:soft-page-break/><text:span text:style-name="Source_20_Text">from datasets import load_dataset</text:span></text:p>
      <text:p text:style-name="P2"><text:span text:style-name="Source_20_Text">from transformers import AutoTokenizer, DataCollatorForLanguageModeling</text:span></text:p>
      <text:p text:style-name="P2"><text:span text:style-name="Source_20_Text">from transformers import AutoModelForMaskedLM, Trainer, TrainingArguments</text:span></text:p>
      <text:p text:style-name="P2"/>
      <text:p text:style-name="P2"><text:span text:style-name="Source_20_Text"># Load dataset</text:span></text:p>
      <text:p text:style-name="P2"><text:span text:style-name="Source_20_Text">dataset = load_dataset("json", data_files={"train": "rules_pretrain.jsonl"})</text:span></text:p>
      <text:p text:style-name="P2"/>
      <text:p text:style-name="P2"><text:span text:style-name="Source_20_Text"># Tokenizer</text:span></text:p>
      <text:p text:style-name="P2"><text:span text:style-name="Source_20_Text">tokenizer = AutoTokenizer.from_pretrained("roberta-base")</text:span></text:p>
      <text:p text:style-name="P2"/>
      <text:p text:style-name="P2"><text:span text:style-name="Source_20_Text">def tokenize(batch):</text:span></text:p>
      <text:p text:style-name="P2"><text:span text:style-name="Source_20_Text"><text:s text:c="4"/>return tokenizer(batch["text"], truncation=True, padding="max_length", max_length=128)</text:span></text:p>
      <text:p text:style-name="P2"/>
      <text:p text:style-name="P2"><text:span text:style-name="Source_20_Text">tokenized = dataset.map(tokenize, batched=True)</text:span></text:p>
      <text:p text:style-name="P2"><text:span text:style-name="Source_20_Text">tokenized.set_format(type="torch", columns=["input_ids", "attention_mask"])</text:span></text:p>
      <text:p text:style-name="P2"/>
      <text:p text:style-name="P2"><text:span text:style-name="Source_20_Text"># Model</text:span></text:p>
      <text:p text:style-name="P2"><text:span text:style-name="Source_20_Text">model = AutoModelForMaskedLM.from_pretrained("roberta-base")</text:span></text:p>
      <text:p text:style-name="P2"/>
      <text:p text:style-name="P2"><text:span text:style-name="Source_20_Text"># Data collator for MLM</text:span></text:p>
      <text:p text:style-name="P2"><text:span text:style-name="Source_20_Text">data_collator = DataCollatorForLanguageModeling(tokenizer=tokenizer, mlm=True, mlm_probability=0.15)</text:span></text:p>
      <text:p text:style-name="P2"/>
      <text:p text:style-name="P2"><text:span text:style-name="Source_20_Text"># Training args</text:span></text:p>
      <text:p text:style-name="P2"><text:span text:style-name="Source_20_Text">training_args = TrainingArguments(</text:span></text:p>
      <text:p text:style-name="P2"><text:span text:style-name="Source_20_Text"><text:s text:c="4"/>output_dir="./audit_rule_pretrain",</text:span></text:p>
      <text:p text:style-name="P2"><text:span text:style-name="Source_20_Text"><text:s text:c="4"/>overwrite_output_dir=True,</text:span></text:p>
      <text:p text:style-name="P2"><text:span text:style-name="Source_20_Text"><text:s text:c="4"/>num_train_epochs=10,</text:span></text:p>
      <text:p text:style-name="P2"><text:span text:style-name="Source_20_Text"><text:s text:c="4"/>per_device_train_batch_size=8,</text:span></text:p>
      <text:p text:style-name="P2"><text:span text:style-name="Source_20_Text"><text:s text:c="4"/>save_steps=500,</text:span></text:p>
      <text:p text:style-name="P2"><text:span text:style-name="Source_20_Text"><text:s text:c="4"/>save_total_limit=2</text:span></text:p>
      <text:p text:style-name="P2"><text:span text:style-name="Source_20_Text">)</text:span></text:p>
      <text:p text:style-name="P2"/>
      <text:p text:style-name="P2"><text:span text:style-name="Source_20_Text"># Trainer</text:span></text:p>
      <text:p text:style-name="P2"><text:span text:style-name="Source_20_Text">trainer = Trainer(</text:span></text:p>
      <text:p text:style-name="P2"><text:span text:style-name="Source_20_Text"><text:s text:c="4"/>model=model,</text:span></text:p>
      <text:p text:style-name="P2"><text:span text:style-name="Source_20_Text"><text:s text:c="4"/>args=training_args,</text:span></text:p>
      <text:p text:style-name="P2"><text:span text:style-name="Source_20_Text"><text:s text:c="4"/>train_dataset=tokenized["train"],</text:span></text:p>
      <text:p text:style-name="P2"><text:span text:style-name="Source_20_Text"><text:s text:c="4"/>tokenizer=tokenizer,</text:span></text:p>
      <text:p text:style-name="P2"><text:span text:style-name="Source_20_Text"><text:s text:c="4"/>data_collator=data_collator</text:span></text:p>
      <text:p text:style-name="P2"><text:span text:style-name="Source_20_Text">)</text:span></text:p>
      <text:p text:style-name="P2"/>
      <text:p text:style-name="P3"><text:span text:style-name="Source_20_Text">trainer.train()</text:span></text:p>
      <text:p text:style-name="Text_20_body">This step <text:span text:style-name="Strong_20_Emphasis">embeds the rules into the model weights</text:span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SimSun" style:font-size-asian="7pt" style:font-weight-asian="bold" style:font-name-complex="Arial1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0-03T12:39:12.02</meta:creation-date>
    <meta:document-statistic meta:table-count="0" meta:image-count="0" meta:object-count="0" meta:page-count="2" meta:paragraph-count="57" meta:word-count="419" meta:character-count="3219"/>
    <dc:date>2025-10-03T12:39:53.41</dc:date>
    <meta:editing-duration>PT42S</meta:editing-duration>
    <meta:editing-cycles>1</meta:editing-cycles>
    <meta:generator>OpenOffice/4.1.15$Win32 OpenOffice.org_project/4115m2$Build-9813</meta:generator>
  </office:meta>
</office:document-meta>
</file>